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ilanka" fo:font-size="20pt" fo:font-weight="bold" officeooo:rsid="00167fda" officeooo:paragraph-rsid="00167fda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hilanka" fo:font-size="21pt" fo:font-weight="bold" officeooo:rsid="00167fda" officeooo:paragraph-rsid="00167fda" style:font-size-asian="21pt" style:font-weight-asian="bold" style:font-size-complex="21pt" style:font-weight-complex="bold"/>
    </style:style>
    <style:style style:name="P3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rsid="00167fda" officeooo:paragraph-rsid="00167fda" fo:background-color="#1f1f1f"/>
    </style:style>
    <style:style style:name="P5" style:family="paragraph" style:parent-style-name="Standard">
      <style:text-properties fo:color="#cccccc" loext:opacity="100%" style:font-name="Droid Sans Mono" fo:font-size="21pt" fo:font-weight="normal" officeooo:rsid="00167fda" officeooo:paragraph-rsid="00167fda" fo:background-color="#1f1f1f" style:font-size-asian="21pt" style:font-weight-asian="bold" style:font-size-complex="21pt" style:font-weight-complex="bold"/>
    </style:style>
    <style:style style:name="P6" style:family="paragraph" style:parent-style-name="Standard">
      <style:paragraph-properties style:line-height-at-least="0.198in"/>
      <style:text-properties fo:color="#cccccc" loext:opacity="100%" style:font-name="Droid Sans Mono" fo:font-size="21pt" fo:font-weight="normal" fo:background-color="#1f1f1f" style:font-size-asian="21pt" style:font-size-complex="21pt"/>
    </style:style>
    <style:style style:name="P7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21pt" fo:font-weight="normal" fo:background-color="#1f1f1f" style:font-size-asian="21pt" style:font-size-complex="21pt"/>
    </style:style>
    <style:style style:name="P8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21pt" fo:font-weight="normal" officeooo:rsid="00167fda" officeooo:paragraph-rsid="00167fda" fo:background-color="#1f1f1f" style:font-size-asian="21pt" style:font-size-complex="21pt"/>
    </style:style>
    <style:style style:name="P9" style:family="paragraph" style:parent-style-name="Standard">
      <style:paragraph-properties style:line-height-at-least="0.198in"/>
      <style:text-properties fo:color="#cccccc" loext:opacity="100%" style:font-name="Droid Sans Mono" fo:font-size="21pt" fo:font-weight="normal" officeooo:rsid="00167fda" officeooo:paragraph-rsid="00167fda" fo:background-color="#1f1f1f" style:font-size-asian="21pt" style:font-size-complex="21pt"/>
    </style:style>
    <style:style style:name="P10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20pt" fo:font-weight="normal" officeooo:rsid="00167fda" officeooo:paragraph-rsid="00167fda" fo:background-color="#1f1f1f" style:font-size-asian="20pt" style:font-size-complex="20pt"/>
    </style:style>
    <style:style style:name="P11" style:family="paragraph" style:parent-style-name="Standard">
      <style:paragraph-properties style:line-height-at-least="0.198in"/>
      <style:text-properties fo:color="#cccccc" loext:opacity="100%" style:font-name="Droid Sans Mono" fo:font-size="20pt" fo:font-weight="normal" fo:background-color="#1f1f1f" style:font-size-asian="20pt" style:font-size-complex="20pt"/>
    </style:style>
    <style:style style:name="P12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22pt" fo:font-weight="normal" officeooo:rsid="00167fda" officeooo:paragraph-rsid="00167fda" fo:background-color="#1f1f1f" style:font-size-asian="22pt" style:font-size-complex="22pt"/>
    </style:style>
    <style:style style:name="P13" style:family="paragraph" style:parent-style-name="Standard">
      <style:paragraph-properties style:line-height-at-least="0.198in"/>
      <style:text-properties fo:color="#cccccc" loext:opacity="100%" style:font-name="Droid Sans Mono" fo:font-size="22pt" fo:font-weight="normal" fo:background-color="#1f1f1f" style:font-size-asian="22pt" style:font-size-complex="22pt"/>
    </style:style>
    <style:style style:name="P14" style:family="paragraph" style:parent-style-name="Standard">
      <style:paragraph-properties style:line-height-at-least="0.198in"/>
      <style:text-properties fo:color="#cccccc" loext:opacity="100%" style:font-name="Droid Sans Mono" fo:font-size="18pt" fo:font-weight="normal" officeooo:rsid="00167fda" officeooo:paragraph-rsid="00167fda" fo:background-color="#1f1f1f" style:font-size-asian="18pt" style:font-size-complex="18pt"/>
    </style:style>
    <style:style style:name="P15" style:family="paragraph" style:parent-style-name="Standard">
      <style:paragraph-properties style:line-height-at-least="0.198in"/>
      <style:text-properties fo:font-size="21pt" style:font-size-asian="21pt" style:font-size-complex="21pt"/>
    </style:style>
    <style:style style:name="P16" style:family="paragraph" style:parent-style-name="Standard">
      <style:paragraph-properties style:line-height-at-least="0.198in"/>
      <style:text-properties fo:font-size="22pt" style:font-size-asian="22pt" style:font-size-complex="22pt"/>
    </style:style>
    <style:style style:name="P17" style:family="paragraph" style:parent-style-name="Standard">
      <style:paragraph-properties style:line-height-at-least="0.198in"/>
      <style:text-properties fo:color="#d4d4d4" loext:opacity="100%" style:font-name="Droid Sans Mono" fo:font-size="21pt" fo:font-weight="normal" fo:background-color="#1f1f1f" style:font-size-asian="21pt" style:font-size-complex="21pt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4ec9b0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c586c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1"/></text:p>
      <text:p text:style-name="P1"><text:s text:c="36"/>Session</text:p>
      <text:p text:style-name="P1"/>
      <text:p text:style-name="P1"/>
      <text:p text:style-name="P1">welcome.blade.php</text:p>
      <text:p text:style-name="P1"/>
      <text:p text:style-name="P2"/>
      <text:p text:style-name="P5"><text:span text:style-name="T1">&lt;</text:span><text:span text:style-name="T2">h1</text:span><text:span text:style-name="T1">&gt;</text:span> Login Page <text:span text:style-name="T1">&lt;/</text:span><text:span text:style-name="T2">h1</text:span><text:span text:style-name="T1">&gt;</text:span></text:p>
      <text:p text:style-name="P15"/>
      <text:p text:style-name="P6"><text:span text:style-name="T1">&lt;</text:span><text:span text:style-name="T2">form</text:span> <text:span text:style-name="T3">action</text:span>=<text:span text:style-name="T4">"login"</text:span> <text:span text:style-name="T3">method</text:span>=<text:span text:style-name="T4">"get"</text:span><text:span text:style-name="T1">&gt;</text:span></text:p>
      <text:p text:style-name="P6">@csrf</text:p>
      <text:p text:style-name="P6"><text:span text:style-name="T1">&lt;</text:span><text:span text:style-name="T2">input</text:span> <text:span text:style-name="T3">type</text:span> = <text:span text:style-name="T4">"text"</text:span> <text:span text:style-name="T3">name</text:span> = <text:span text:style-name="T4">"name"</text:span> <text:span text:style-name="T3">placeholder</text:span> = <text:span text:style-name="T4">"Please enter your name"</text:span><text:span text:style-name="T1">&gt;</text:span></text:p>
      <text:p text:style-name="P6"><text:span text:style-name="T1">&lt;</text:span><text:span text:style-name="T2">input</text:span> <text:span text:style-name="T3">type</text:span> = <text:span text:style-name="T4">"password"</text:span> <text:span text:style-name="T3">name</text:span> = <text:span text:style-name="T4">"password"</text:span> <text:span text:style-name="T3">placeholder</text:span> = <text:span text:style-name="T4">"Please enter your password"</text:span><text:span text:style-name="T1">&gt;</text:span></text:p>
      <text:p text:style-name="P6"><text:span text:style-name="T1">&lt;</text:span><text:span text:style-name="T2">button</text:span><text:span text:style-name="T1">&gt;</text:span>Submit<text:span text:style-name="T1">&lt;/</text:span><text:span text:style-name="T2">button</text:span><text:span text:style-name="T1">&gt;</text:span></text:p>
      <text:p text:style-name="P6"><text:span text:style-name="T1">&lt;/</text:span><text:span text:style-name="T2">form</text:span><text:span text:style-name="T1">&gt;</text:span></text:p>
      <text:p text:style-name="P7"/>
      <text:p text:style-name="P8">web.php</text:p>
      <text:p text:style-name="P8"/>
      <text:p text:style-name="P10"><text:span text:style-name="T5">Route</text:span><text:span text:style-name="T6">::</text:span><text:span text:style-name="T7">view</text:span><text:span text:style-name="T6">(</text:span><text:span text:style-name="T4">'welcome'</text:span><text:span text:style-name="T6">,</text:span><text:span text:style-name="T4">'welcome'</text:span><text:span text:style-name="T6">);</text:span></text:p>
      <text:p text:style-name="P11"><text:span text:style-name="T5">Route</text:span><text:span text:style-name="T6">::</text:span><text:span text:style-name="T7">view</text:span><text:span text:style-name="T6">(</text:span><text:span text:style-name="T4">'home'</text:span><text:span text:style-name="T6">,</text:span><text:span text:style-name="T4">'home'</text:span><text:span text:style-name="T6">);</text:span></text:p>
      <text:p text:style-name="P11"><text:span text:style-name="T5">Route</text:span><text:span text:style-name="T6">::</text:span><text:span text:style-name="T7">get</text:span><text:span text:style-name="T6">(</text:span><text:span text:style-name="T4">'login'</text:span><text:span text:style-name="T6">,[</text:span><text:span text:style-name="T5">HomeController</text:span><text:span text:style-name="T6">::</text:span><text:span text:style-name="T2">class</text:span><text:span text:style-name="T6">,</text:span><text:span text:style-name="T4">'show'</text:span><text:span text:style-name="T6">]);</text:span></text:p>
      <text:p text:style-name="P11"><text:span text:style-name="T5">Route</text:span><text:span text:style-name="T6">::</text:span><text:span text:style-name="T7">get</text:span><text:span text:style-name="T6">(</text:span><text:span text:style-name="T4">'logout'</text:span><text:span text:style-name="T6">,[</text:span><text:span text:style-name="T5">HomeController</text:span><text:span text:style-name="T6">::</text:span><text:span text:style-name="T2">class</text:span><text:span text:style-name="T6">,</text:span><text:span text:style-name="T4">'logout'</text:span><text:span text:style-name="T6">])</text:span></text:p>
      <text:p text:style-name="P8"/>
      <text:p text:style-name="P8"><text:soft-page-break/></text:p>
      <text:p text:style-name="P8">home.blade.php</text:p>
      <text:p text:style-name="P8"/>
      <text:p text:style-name="P12"><text:span text:style-name="T1">&lt;</text:span><text:span text:style-name="T2">h1</text:span><text:span text:style-name="T1">&gt;</text:span>Welcome into Home Page<text:span text:style-name="T1">&lt;/</text:span><text:span text:style-name="T2">h1</text:span><text:span text:style-name="T1">&gt;</text:span></text:p>
      <text:p text:style-name="P16"/>
      <text:p text:style-name="P13">@if (session('name'))</text:p>
      <text:p text:style-name="P13"><text:span text:style-name="T1">&lt;</text:span><text:span text:style-name="T2">h1</text:span><text:span text:style-name="T1">&gt;</text:span>Welcome {{session('name')}}<text:span text:style-name="T1">&lt;/</text:span><text:span text:style-name="T2">h1</text:span><text:span text:style-name="T1">&gt;</text:span></text:p>
      <text:p text:style-name="P13">@else</text:p>
      <text:p text:style-name="P13"><text:span text:style-name="T1">&lt;</text:span><text:span text:style-name="T2">h1</text:span><text:span text:style-name="T1">&gt;</text:span>USer not found <text:span text:style-name="T1">&lt;/</text:span><text:span text:style-name="T2">h1</text:span><text:span text:style-name="T1">&gt;</text:span></text:p>
      <text:p text:style-name="P13">@endif</text:p>
      <text:p text:style-name="P16"/>
      <text:p text:style-name="P13"><text:span text:style-name="T1">&lt;</text:span><text:span text:style-name="T2">a</text:span> <text:span text:style-name="T3">href</text:span> = <text:span text:style-name="T4">"logout"</text:span><text:span text:style-name="T1">&gt;</text:span> Logout <text:span text:style-name="T1">&lt;/</text:span><text:span text:style-name="T2">a</text:span><text:span text:style-name="T1">&gt;</text:span></text:p>
      <text:p text:style-name="P13"/>
      <text:p text:style-name="P13"/>
      <text:p text:style-name="P13"/>
      <text:p text:style-name="P3"/>
      <text:p text:style-name="P3"/>
      <text:p text:style-name="P14">Homecontroller.blade.php</text:p>
      <text:p text:style-name="P4"/>
      <text:p text:style-name="P4"/>
      <text:p text:style-name="P9"><text:span text:style-name="T2">public</text:span><text:span text:style-name="T6"> </text:span><text:span text:style-name="T2">function</text:span><text:span text:style-name="T6"> </text:span><text:span text:style-name="T7">show</text:span><text:span text:style-name="T6">(</text:span><text:span text:style-name="T5">Request</text:span><text:span text:style-name="T6"> </text:span><text:span text:style-name="T3">$request</text:span><text:span text:style-name="T6">) {</text:span></text:p>
      <text:p text:style-name="P6"><text:span text:style-name="T3">$request</text:span><text:span text:style-name="T6">-&gt;</text:span><text:span text:style-name="T7">session</text:span><text:span text:style-name="T6">()-&gt;</text:span><text:span text:style-name="T7">put</text:span><text:span text:style-name="T6">(</text:span><text:span text:style-name="T4">'name'</text:span><text:span text:style-name="T6">,</text:span><text:span text:style-name="T3">$request</text:span><text:span text:style-name="T6">-&gt;</text:span><text:span text:style-name="T7">input</text:span><text:span text:style-name="T6">(</text:span><text:span text:style-name="T4">'name'</text:span><text:span text:style-name="T6">));</text:span></text:p>
      <text:p text:style-name="P6"><text:span text:style-name="T8">return</text:span><text:span text:style-name="T6"> </text:span><text:span text:style-name="T7">redirect</text:span><text:span text:style-name="T6">(</text:span><text:span text:style-name="T4">'home'</text:span><text:span text:style-name="T6">);</text:span></text:p>
      <text:p text:style-name="P17">}</text:p>
      <text:p text:style-name="P15"/>
      <text:p text:style-name="P6"><text:span text:style-name="T2">public</text:span><text:span text:style-name="T6"> </text:span><text:span text:style-name="T2">function</text:span><text:span text:style-name="T6"> </text:span><text:span text:style-name="T7">logout</text:span><text:span text:style-name="T6">() {</text:span></text:p>
      <text:p text:style-name="P6"><text:span text:style-name="T7">session</text:span><text:span text:style-name="T6">()-&gt;</text:span><text:span text:style-name="T7">pull</text:span><text:span text:style-name="T6">(</text:span><text:span text:style-name="T4">'name'</text:span><text:span text:style-name="T6">);</text:span></text:p>
      <text:p text:style-name="P17"><text:soft-page-break/>}</text:p>
      <text:p text:style-name="P6"/>
      <text:p text:style-name="P4"/>
      <text:p text:style-name="P8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5:47:28.661421266</meta:creation-date>
    <dc:date>2024-09-13T15:51:26.962197643</dc:date>
    <meta:editing-duration>PT3M58S</meta:editing-duration>
    <meta:editing-cycles>1</meta:editing-cycles>
    <meta:document-statistic meta:table-count="0" meta:image-count="0" meta:object-count="0" meta:page-count="3" meta:paragraph-count="31" meta:word-count="80" meta:character-count="877" meta:non-whitespace-character-count="760"/>
    <meta:generator>LibreOffice/7.3.7.2$Linux_X86_64 LibreOffice_project/30$Build-2</meta:generator>
  </office:meta>
</office:document-meta>
</file>